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24-01-1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23-01-09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22-09-19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22-01-10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21-01-1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9-08-26 0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9-04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9-01-22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8-09-04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8-05-0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8-01-0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7-09-1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7-05-0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7-01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6-09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6-05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6-01-11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5-09-29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5-05-1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5-01-2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4-09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4-05-1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4-02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3-10-07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1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7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6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5-01-3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200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199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8</text:p>
          </table:table-cell>
          <table:table-cell office:value-type="string" calcext:value-type="string">
            <text:p>MM4858</text:p>
          </table:table-cell>
          <table:table-cell office:value-type="string" calcext:value-type="string">
            <text:p>199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